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4000000DFF08D3CE0922C8412.png" manifest:media-type="image/png"/>
  <manifest:file-entry manifest:full-path="Pictures/100006150000217C0000170C78DE35815C08B952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3.54cm" fo:min-width="10.09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0.8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1.8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0.644cm" fo:min-width="0.902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fo:min-height="0.898cm"/>
    </style:style>
    <style:style style:name="gr11" style:family="graphic" style:parent-style-name="standard">
      <style:graphic-properties draw:stroke="none" draw:fill="none" fo:min-height="2.38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6666ff" fo:font-size="24pt" fo:background-color="#ddddd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20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ffffff"/>
    </style:style>
    <style:style style:name="P9" style:family="paragraph">
      <loext:graphic-properties draw:fill="none"/>
    </style:style>
    <style:style style:name="T1" style:family="text">
      <style:text-properties fo:color="#6666ff" fo:font-size="24pt" fo:background-color="#dddddd" style:font-size-asian="18pt" style:font-size-complex="18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fo:color="#ffffff" fo:font-size="20pt" style:font-size-asian="18pt" style:font-size-complex="18pt"/>
    </style:style>
    <style:style style:name="T4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1cm" svg:height="4.2cm" svg:x="8.9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1.3cm" svg:height="1.3cm" svg:x="11.9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3cm" svg:height="1.3cm" svg:x="13.3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3cm" svg:height="1.3cm" svg:x="14.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3cm" svg:height="1.3cm" svg:x="16.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3cm" svg:height="0.5cm" svg:x="13.8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82cm" svg:height="1.262cm" svg:x="14.27cm" svg:y="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3cm" svg:height="1.3cm" svg:x="17.7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594cm" svg:height="1cm" svg:x="9.106cm" svg:y="3.7cm">
          <draw:text-box>
            <text:p text:style-name="P2">Etiq</text:p>
          </draw:text-box>
        </draw:frame>
        <draw:frame draw:style-name="gr6" draw:text-style-name="P4" draw:layer="layout" svg:width="2.191cm" svg:height="0.962cm" svg:x="9.222cm" svg:y="2.511cm">
          <draw:text-box>
            <text:p text:style-name="P2">Padre</text:p>
          </draw:text-box>
        </draw:frame>
        <draw:frame draw:style-name="gr7" draw:text-style-name="P5" draw:layer="layout" svg:width="2.686cm" svg:height="0.962cm" svg:x="9.014cm" svg:y="5.2cm">
          <draw:text-box>
            <text:p>Hijos[K]</text:p>
          </draw:text-box>
        </draw:frame>
        <draw:frame draw:style-name="gr8" draw:text-style-name="P6" draw:layer="layout" svg:width="4.891cm" svg:height="2.157cm" svg:x="3.2cm" svg:y="4.1cm">
          <draw:text-box>
            <text:p><text:span text:style-name="T1">celdaArbol</text:span></text:p>
          </draw:text-box>
        </draw:frame>
        <draw:frame draw:style-name="gr9" draw:text-style-name="P7" draw:layer="layout" svg:width="16cm" svg:height="9.515cm" svg:x="7.7cm" svg:y="8.485cm">
          <draw:image xlink:href="Pictures/100006150000217C0000170C78DE35815C08B952.svg" xlink:type="simple" xlink:show="embed" xlink:actuate="onLoad">
            <text:p text:style-name="P2"><text:span text:style-name="T2">ktree&lt;T,K&gt;::node </text:span></text:p>
            <text:p text:style-name="P2"><text:span text:style-name="T2">ktree&lt;T,K&gt;::const_node</text:span></text:p>
          </draw:image>
          <draw:image xlink:href="Pictures/1000020100000144000000DFF08D3CE0922C8412.png" xlink:type="simple" xlink:show="embed" xlink:actuate="onLoad"/>
        </draw:frame>
        <draw:frame draw:style-name="gr10" draw:text-style-name="P4" draw:layer="layout" svg:width="4.177cm" svg:height="1.148cm" svg:x="13.323cm" svg:y="10.552cm">
          <draw:text-box>
            <text:p text:style-name="P2"><text:span text:style-name="T2">ktree&lt;T,K&gt;</text:span></text:p>
          </draw:text-box>
        </draw:frame>
        <draw:frame draw:style-name="gr11" draw:text-style-name="P8" draw:layer="layout" svg:width="13cm" svg:height="2.639cm" svg:x="9cm" svg:y="15.161cm">
          <draw:text-box>
            <text:p text:style-name="P2"><text:span text:style-name="T3">ktree&lt;T,K&gt;::node::child_iterator </text:span></text:p>
            <text:p text:style-name="P2"><text:span text:style-name="T3">ktree&lt;T,K&gt;::const_node::child_iterator</text:span></text:p>
          </draw:text-box>
        </draw:frame>
        <draw:frame draw:style-name="gr6" draw:text-style-name="P9" draw:layer="layout" svg:width="5.2cm" svg:height="0.962cm" svg:x="18.4cm" svg:y="10.3cm">
          <draw:text-box>
            <text:p>CeldaArbol *</text:p>
          </draw:text-box>
        </draw:frame>
        <draw:frame draw:style-name="gr6" draw:text-style-name="P9" xml:id="id2" draw:id="id2" draw:layer="layout" svg:width="5.2cm" svg:height="0.962cm" svg:x="20.3cm" svg:y="12.9cm">
          <draw:text-box>
            <text:p>CeldaArbol *</text:p>
          </draw:text-box>
        </draw:frame>
        <draw:frame draw:style-name="gr6" draw:text-style-name="P9" xml:id="id3" draw:id="id3" draw:layer="layout" svg:width="5.2cm" svg:height="1.673cm" svg:x="22.3cm" svg:y="15.2cm">
          <draw:text-box>
            <text:p>CeldaArbol *</text:p>
            <text:p>Int <text:s text:c="4"/>x <text:span text:style-name="T4">є</text:span> <text:s/>[0,K)</text:p>
          </draw:text-box>
        </draw:frame>
        <draw:connector draw:style-name="gr12" draw:text-style-name="P4" draw:layer="layout" draw:line-skew="4.065cm" svg:x1="22.867cm" svg:y1="10.848cm" svg:x2="19.9cm" svg:y2="4.6cm" draw:end-shape="id1" draw:end-glue-point="1" svg:d="M22867 10848h2833v-6248h-5800" svg:viewBox="0 0 5801 6249">
          <text:p/>
        </draw:connector>
        <draw:connector draw:style-name="gr12" draw:text-style-name="P4" draw:layer="layout" draw:line-skew="0.7cm" svg:x1="25.5cm" svg:y1="13.381cm" svg:x2="19.9cm" svg:y2="4.6cm" draw:start-shape="id2" draw:start-glue-point="1" draw:end-shape="id1" svg:d="M25500 13381h1200v-8781h-6800" svg:viewBox="0 0 6801 8782">
          <text:p/>
        </draw:connector>
        <draw:connector draw:style-name="gr12" draw:text-style-name="P4" draw:layer="layout" svg:x1="27.5cm" svg:y1="16.036cm" svg:x2="19.9cm" svg:y2="4.6cm" draw:start-shape="id3" draw:start-glue-point="1" draw:end-shape="id1" draw:end-glue-point="1" svg:d="M27500 16036h500v-11436h-8100" svg:viewBox="0 0 8101 11437">
          <text:p/>
        </draw:connector>
        <draw:connector draw:style-name="gr12" draw:text-style-name="P4" draw:layer="layout" draw:type="line" svg:x1="14.95cm" svg:y1="2.7cm" svg:x2="14.93cm" svg:y2="1.247cm" draw:start-shape="id4" svg:d="M14950 2700l-20-1453" svg:viewBox="0 0 21 1454">
          <text:p/>
        </draw:connector>
        <draw:connector draw:style-name="gr12" draw:text-style-name="P4" draw:layer="layout" draw:type="line" svg:x1="12.55cm" svg:y1="6.3cm" svg:x2="11.717cm" svg:y2="7.635cm" draw:start-shape="id5" draw:start-glue-point="2" svg:d="M12550 6300l-833 1335" svg:viewBox="0 0 834 1336">
          <text:p/>
        </draw:connector>
        <draw:connector draw:style-name="gr12" draw:text-style-name="P4" draw:layer="layout" draw:type="line" svg:x1="13.95cm" svg:y1="6.3cm" svg:x2="13.871cm" svg:y2="7.748cm" draw:start-shape="id6" draw:start-glue-point="2" svg:d="M13950 6300l-79 1448" svg:viewBox="0 0 80 1449">
          <text:p/>
        </draw:connector>
        <draw:connector draw:style-name="gr12" draw:text-style-name="P4" draw:layer="layout" draw:type="line" svg:x1="15.35cm" svg:y1="6.3cm" svg:x2="15.686cm" svg:y2="7.937cm" draw:start-shape="id7" draw:start-glue-point="2" svg:d="M15350 6300l336 1637" svg:viewBox="0 0 337 1638">
          <text:p/>
        </draw:connector>
        <draw:connector draw:style-name="gr12" draw:text-style-name="P4" draw:layer="layout" draw:type="line" svg:x1="16.85cm" svg:y1="6.3cm" svg:x2="17.538cm" svg:y2="7.937cm" draw:start-shape="id8" draw:start-glue-point="2" svg:d="M16850 6300l688 1637" svg:viewBox="0 0 689 1638">
          <text:p/>
        </draw:connector>
        <draw:connector draw:style-name="gr12" draw:text-style-name="P4" draw:layer="layout" draw:type="line" svg:x1="18.35cm" svg:y1="6.3cm" svg:x2="19.276cm" svg:y2="7.824cm" draw:start-shape="id9" draw:start-glue-point="2" svg:d="M18350 6300l926 1524" svg:viewBox="0 0 927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08:32:01.111540604</meta:creation-date>
    <dc:date>2016-12-02T10:54:45.158152101</dc:date>
    <meta:editing-duration>PT23M56S</meta:editing-duration>
    <meta:editing-cycles>3</meta:editing-cycles>
    <meta:generator>LibreOffice/5.2.2.2$Linux_X86_64 LibreOffice_project/20m0$Build-2</meta:generator>
    <meta:document-statistic meta:object-count="27"/>
  </office:meta>
</office:document-meta>
</file>